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2014年8月份</text:p>
          </table:table-cell>
          <table:table-cell table:number-columns-repeated="5"/>
        </table:table-row>
        <table:table-row table:style-name="ro2">
          <table:table-cell office:value-type="string">
            <text:p>時間</text:p>
          </table:table-cell>
          <table:table-cell office:value-type="string">
            <text:p>名目</text:p>
          </table:table-cell>
          <table:table-cell office:value-type="string">
            <text:p>支出</text:p>
          </table:table-cell>
          <table:table-cell office:value-type="string">
            <text:p>匯入</text:p>
          </table:table-cell>
          <table:table-cell office:value-type="string">
            <text:p>食堂花費</text:p>
          </table:table-cell>
          <table:table-cell office:value-type="string">
            <text:p>結餘</text:p>
          </table:table-cell>
        </table:table-row>
        <table:table-row table:style-name="ro2">
          <table:table-cell table:style-name="ce1" office:value-type="float" office:value="2014.7">
            <text:p>2014.7</text:p>
          </table:table-cell>
          <table:table-cell office:value-type="string">
            <text:p>結餘</text:p>
          </table:table-cell>
          <table:table-cell/>
          <table:table-cell office:value-type="float" office:value="826.5">
            <text:p>826.5</text:p>
          </table:table-cell>
          <table:table-cell office:value-type="float" office:value="126">
            <text:p>126</text:p>
          </table:table-cell>
          <table:table-cell/>
        </table:table-row>
        <table:table-row table:style-name="ro2">
          <table:table-cell table:style-name="ce1" office:value-type="float" office:value="8.2">
            <text:p>8.2</text:p>
          </table:table-cell>
          <table:table-cell office:value-type="string">
            <text:p>送奶</text:p>
          </table:table-cell>
          <table:table-cell office:value-type="float" office:value="52">
            <text:p>52</text:p>
          </table:table-cell>
          <table:table-cell/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1" office:value-type="float" office:value="8.3">
            <text:p>8.3</text:p>
          </table:table-cell>
          <table:table-cell office:value-type="string">
            <text:p>蒼蠅香等</text:p>
          </table:table-cell>
          <table:table-cell office:value-type="float" office:value="25.5">
            <text:p>25.5</text:p>
          </table:table-cell>
          <table:table-cell/>
          <table:table-cell office:value-type="float" office:value="83">
            <text:p>83</text:p>
          </table:table-cell>
          <table:table-cell/>
        </table:table-row>
        <table:table-row table:style-name="ro2">
          <table:table-cell table:style-name="ce1" office:value-type="float" office:value="8.3">
            <text:p>8.3</text:p>
          </table:table-cell>
          <table:table-cell office:value-type="string">
            <text:p>農藥</text:p>
          </table:table-cell>
          <table:table-cell office:value-type="float" office:value="30">
            <text:p>30</text:p>
          </table:table-cell>
          <table:table-cell/>
          <table:table-cell office:value-type="float" office:value="225">
            <text:p>225</text:p>
          </table:table-cell>
          <table:table-cell/>
        </table:table-row>
        <table:table-row table:style-name="ro2">
          <table:table-cell table:style-name="ce1" office:value-type="float" office:value="8.3">
            <text:p>8.3</text:p>
          </table:table-cell>
          <table:table-cell office:value-type="string">
            <text:p>自來水管</text:p>
          </table:table-cell>
          <table:table-cell office:value-type="float" office:value="25">
            <text:p>25</text:p>
          </table:table-cell>
          <table:table-cell/>
          <table:table-cell office:value-type="float" office:value="162">
            <text:p>162</text:p>
          </table:table-cell>
          <table:table-cell/>
        </table:table-row>
        <table:table-row table:style-name="ro2">
          <table:table-cell table:style-name="ce1" office:value-type="float" office:value="8.4">
            <text:p>8.4</text:p>
          </table:table-cell>
          <table:table-cell office:value-type="string">
            <text:p>見蟲殺</text:p>
          </table:table-cell>
          <table:table-cell office:value-type="float" office:value="40">
            <text:p>40</text:p>
          </table:table-cell>
          <table:table-cell/>
          <table:table-cell office:value-type="float" office:value="100">
            <text:p>100</text:p>
          </table:table-cell>
          <table:table-cell/>
        </table:table-row>
        <table:table-row table:style-name="ro2">
          <table:table-cell table:style-name="ce1" office:value-type="float" office:value="8.4">
            <text:p>8.4</text:p>
          </table:table-cell>
          <table:table-cell office:value-type="string">
            <text:p>送奶</text:p>
          </table:table-cell>
          <table:table-cell office:value-type="float" office:value="52">
            <text:p>52</text:p>
          </table:table-cell>
          <table:table-cell/>
          <table:table-cell office:value-type="float" office:value="98">
            <text:p>98</text:p>
          </table:table-cell>
          <table:table-cell/>
        </table:table-row>
        <table:table-row table:style-name="ro2">
          <table:table-cell table:style-name="ce1" office:value-type="float" office:value="8.4">
            <text:p>8.4</text:p>
          </table:table-cell>
          <table:table-cell office:value-type="string">
            <text:p>收玉米桿</text:p>
          </table:table-cell>
          <table:table-cell office:value-type="float" office:value="220">
            <text:p>220</text:p>
          </table:table-cell>
          <table:table-cell/>
          <table:table-cell office:value-type="float" office:value="114">
            <text:p>114</text:p>
          </table:table-cell>
          <table:table-cell/>
        </table:table-row>
        <table:table-row table:style-name="ro2">
          <table:table-cell table:style-name="ce1" office:value-type="float" office:value="8.4">
            <text:p>8.4</text:p>
          </table:table-cell>
          <table:table-cell office:value-type="string">
            <text:p>羊奶檢測</text:p>
          </table:table-cell>
          <table:table-cell office:value-type="float" office:value="410">
            <text:p>410</text:p>
          </table:table-cell>
          <table:table-cell/>
          <table:table-cell office:value-type="float" office:value="95">
            <text:p>95</text:p>
          </table:table-cell>
          <table:table-cell/>
        </table:table-row>
        <table:table-row table:style-name="ro2">
          <table:table-cell table:style-name="ce1" office:value-type="float" office:value="8.4">
            <text:p>8.4</text:p>
          </table:table-cell>
          <table:table-cell office:value-type="string">
            <text:p>檢測車費</text:p>
          </table:table-cell>
          <table:table-cell office:value-type="float" office:value="20">
            <text:p>20</text:p>
          </table:table-cell>
          <table:table-cell/>
          <table:table-cell office:value-type="float" office:value="101">
            <text:p>101</text:p>
          </table:table-cell>
          <table:table-cell/>
        </table:table-row>
        <table:table-row table:style-name="ro2">
          <table:table-cell table:style-name="ce1" office:value-type="float" office:value="8.4">
            <text:p>8.4</text:p>
          </table:table-cell>
          <table:table-cell office:value-type="string">
            <text:p>報銷單</text:p>
          </table:table-cell>
          <table:table-cell office:value-type="float" office:value="16">
            <text:p>16</text:p>
          </table:table-cell>
          <table:table-cell/>
          <table:table-cell office:value-type="float" office:value="283">
            <text:p>283</text:p>
          </table:table-cell>
          <table:table-cell/>
        </table:table-row>
        <table:table-row table:style-name="ro2">
          <table:table-cell table:style-name="ce1" office:value-type="float" office:value="8.5">
            <text:p>8.5</text:p>
          </table:table-cell>
          <table:table-cell office:value-type="string">
            <text:p>匯款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1" office:value-type="float" office:value="8.6">
            <text:p>8.6</text:p>
          </table:table-cell>
          <table:table-cell office:value-type="string">
            <text:p>三輪摩托</text:p>
          </table:table-cell>
          <table:table-cell office:value-type="float" office:value="10200">
            <text:p>10200</text:p>
          </table:table-cell>
          <table:table-cell/>
          <table:table-cell office:value-type="float" office:value="112.5">
            <text:p>112.5</text:p>
          </table:table-cell>
          <table:table-cell/>
        </table:table-row>
        <table:table-row table:style-name="ro2">
          <table:table-cell table:style-name="ce1" office:value-type="float" office:value="8.6">
            <text:p>8.6</text:p>
          </table:table-cell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/>
          <table:table-cell office:value-type="float" office:value="126">
            <text:p>126</text:p>
          </table:table-cell>
          <table:table-cell/>
        </table:table-row>
        <table:table-row table:style-name="ro2">
          <table:table-cell table:style-name="ce1" office:value-type="float" office:value="8.6">
            <text:p>8.6</text:p>
          </table:table-cell>
          <table:table-cell office:value-type="string">
            <text:p>送奶</text:p>
          </table:table-cell>
          <table:table-cell office:value-type="float" office:value="52">
            <text:p>52</text:p>
          </table:table-cell>
          <table:table-cell/>
          <table:table-cell office:value-type="float" office:value="119">
            <text:p>119</text:p>
          </table:table-cell>
          <table:table-cell/>
        </table:table-row>
        <table:table-row table:style-name="ro2">
          <table:table-cell table:style-name="ce1" office:value-type="float" office:value="8.6">
            <text:p>8.6</text:p>
          </table:table-cell>
          <table:table-cell office:value-type="string">
            <text:p>拿疫苗</text:p>
          </table:table-cell>
          <table:table-cell office:value-type="float" office:value="23">
            <text:p>23</text:p>
          </table:table-cell>
          <table:table-cell/>
          <table:table-cell office:value-type="float" office:value="235">
            <text:p>235</text:p>
          </table:table-cell>
          <table:table-cell/>
        </table:table-row>
        <table:table-row table:style-name="ro2">
          <table:table-cell table:style-name="ce1" office:value-type="float" office:value="8.6">
            <text:p>8.6</text:p>
          </table:table-cell>
          <table:table-cell office:value-type="string">
            <text:p>生活用品</text:p>
          </table:table-cell>
          <table:table-cell office:value-type="float" office:value="117">
            <text:p>117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table:style-name="ce1" office:value-type="float" office:value="8.6">
            <text:p>8.6</text:p>
          </table:table-cell>
          <table:table-cell office:value-type="string">
            <text:p>換總開</text:p>
          </table:table-cell>
          <table:table-cell office:value-type="float" office:value="135">
            <text:p>135</text:p>
          </table:table-cell>
          <table:table-cell/>
          <table:table-cell office:value-type="float" office:value="116">
            <text:p>116</text:p>
          </table:table-cell>
          <table:table-cell/>
        </table:table-row>
        <table:table-row table:style-name="ro2">
          <table:table-cell table:style-name="ce1" office:value-type="float" office:value="8.7">
            <text:p>8.7</text:p>
          </table:table-cell>
          <table:table-cell office:value-type="string">
            <text:p>送奶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1" office:value-type="float" office:value="8.8">
            <text:p>8.8</text:p>
          </table:table-cell>
          <table:table-cell office:value-type="string">
            <text:p>匯款</text:p>
          </table:table-cell>
          <table:table-cell/>
          <table:table-cell office:value-type="float" office:value="10000">
            <text:p>10000</text:p>
          </table:table-cell>
          <table:table-cell table:number-columns-repeated="2"/>
        </table:table-row>
        <table:table-row table:style-name="ro2">
          <table:table-cell table:style-name="ce1" office:value-type="float" office:value="8.8">
            <text:p>8.8</text:p>
          </table:table-cell>
          <table:table-cell office:value-type="string">
            <text:p>生活用品</text:p>
          </table:table-cell>
          <table:table-cell office:value-type="float" office:value="52.8">
            <text:p>52.8</text:p>
          </table:table-cell>
          <table:table-cell table:number-columns-repeated="3"/>
        </table:table-row>
        <table:table-row table:style-name="ro2">
          <table:table-cell table:style-name="ce1" office:value-type="float" office:value="8.7">
            <text:p>8.7</text:p>
          </table:table-cell>
          <table:table-cell office:value-type="string">
            <text:p>稀釋劑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8.8">
            <text:p>8.8</text:p>
          </table:table-cell>
          <table:table-cell office:value-type="string">
            <text:p>補胎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8.9">
            <text:p>8.9</text:p>
          </table:table-cell>
          <table:table-cell office:value-type="string">
            <text:p>送奶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style-name="ce1" office:value-type="float" office:value="8.9">
            <text:p>8.9</text:p>
          </table:table-cell>
          <table:table-cell office:value-type="string">
            <text:p>鋤頭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2">
          <table:table-cell table:style-name="ce1" office:value-type="float" office:value="8.11">
            <text:p>8.11</text:p>
          </table:table-cell>
          <table:table-cell office:value-type="string">
            <text:p>小羊飼料</text:p>
          </table:table-cell>
          <table:table-cell office:value-type="float" office:value="165">
            <text:p>16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0</text:p>
          </table:table-cell>
          <table:table-cell office:value-type="string">
            <text:p>江師傅工資</text:p>
          </table:table-cell>
          <table:table-cell office:value-type="float" office:value="2460">
            <text:p>246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1</text:p>
          </table:table-cell>
          <table:table-cell office:value-type="string">
            <text:p>閘刀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1</text:p>
          </table:table-cell>
          <table:table-cell office:value-type="string">
            <text:p>送奶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2</text:p>
          </table:table-cell>
          <table:table-cell office:value-type="string">
            <text:p>茶葉，鏈條</text:p>
          </table:table-cell>
          <table:table-cell office:value-type="float" office:value="50.4">
            <text:p>50.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2</text:p>
          </table:table-cell>
          <table:table-cell office:value-type="string">
            <text:p>送奶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2</text:p>
          </table:table-cell>
          <table:table-cell office:value-type="string">
            <text:p>圍布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3</text:p>
          </table:table-cell>
          <table:table-cell office:value-type="string">
            <text:p>廢品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8.13</text:p>
          </table:table-cell>
          <table:table-cell office:value-type="string">
            <text:p>生活用品</text:p>
          </table:table-cell>
          <table:table-cell office:value-type="float" office:value="24.5">
            <text:p>24.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3</text:p>
          </table:table-cell>
          <table:table-cell office:value-type="string">
            <text:p>藥品</text:p>
          </table:table-cell>
          <table:table-cell office:value-type="float" office:value="11.5">
            <text:p>11.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4</text:p>
          </table:table-cell>
          <table:table-cell office:value-type="string">
            <text:p>送奶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7</text:p>
          </table:table-cell>
          <table:table-cell office:value-type="string">
            <text:p>移空調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7</text:p>
          </table:table-cell>
          <table:table-cell office:value-type="string">
            <text:p>送奶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6</text:p>
          </table:table-cell>
          <table:table-cell office:value-type="string">
            <text:p>三角皮帶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8</text:p>
          </table:table-cell>
          <table:table-cell office:value-type="string">
            <text:p>雜工</text:p>
          </table:table-cell>
          <table:table-cell office:value-type="float" office:value="1450">
            <text:p>145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8</text:p>
          </table:table-cell>
          <table:table-cell office:value-type="string">
            <text:p>玉米桿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9</text:p>
          </table:table-cell>
          <table:table-cell office:value-type="string">
            <text:p>玉米桿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9</text:p>
          </table:table-cell>
          <table:table-cell office:value-type="string">
            <text:p>掃把本機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9</text:p>
          </table:table-cell>
          <table:table-cell office:value-type="string">
            <text:p>鐮刀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19</text:p>
          </table:table-cell>
          <table:table-cell office:value-type="string">
            <text:p>飼料</text:p>
          </table:table-cell>
          <table:table-cell office:value-type="float" office:value="1014">
            <text:p>101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0</text:p>
          </table:table-cell>
          <table:table-cell office:value-type="string">
            <text:p>瘡可貼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0</text:p>
          </table:table-cell>
          <table:table-cell office:value-type="string">
            <text:p>送奶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2</text:p>
          </table:table-cell>
          <table:table-cell office:value-type="string">
            <text:p>送奶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2</text:p>
          </table:table-cell>
          <table:table-cell office:value-type="string">
            <text:p>玉米桿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2</text:p>
          </table:table-cell>
          <table:table-cell office:value-type="string">
            <text:p>換胎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2</text:p>
          </table:table-cell>
          <table:table-cell office:value-type="string">
            <text:p>電費</text:p>
          </table:table-cell>
          <table:table-cell office:value-type="float" office:value="3342">
            <text:p>334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1</text:p>
          </table:table-cell>
          <table:table-cell office:value-type="string">
            <text:p>番薯藤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3</text:p>
          </table:table-cell>
          <table:table-cell office:value-type="string">
            <text:p>干草</text:p>
          </table:table-cell>
          <table:table-cell office:value-type="float" office:value="1470">
            <text:p>147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3</text:p>
          </table:table-cell>
          <table:table-cell office:value-type="string">
            <text:p>拉草車費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3</text:p>
          </table:table-cell>
          <table:table-cell office:value-type="string">
            <text:p>膠帶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4</text:p>
          </table:table-cell>
          <table:table-cell office:value-type="string">
            <text:p>送奶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6</text:p>
          </table:table-cell>
          <table:table-cell office:value-type="string">
            <text:p>送奶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6</text:p>
          </table:table-cell>
          <table:table-cell office:value-type="string">
            <text:p>羊奶檢測</text:p>
          </table:table-cell>
          <table:table-cell office:value-type="float" office:value="410">
            <text:p>4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6</text:p>
          </table:table-cell>
          <table:table-cell office:value-type="string">
            <text:p>檢測車費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7</text:p>
          </table:table-cell>
          <table:table-cell office:value-type="string">
            <text:p>拖把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7</text:p>
          </table:table-cell>
          <table:table-cell office:value-type="string">
            <text:p>泡沫箱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8</text:p>
          </table:table-cell>
          <table:table-cell office:value-type="string">
            <text:p>送奶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9</text:p>
          </table:table-cell>
          <table:table-cell office:value-type="string">
            <text:p>小蘇打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9</text:p>
          </table:table-cell>
          <table:table-cell office:value-type="string">
            <text:p>飼料</text:p>
          </table:table-cell>
          <table:table-cell office:value-type="float" office:value="1509">
            <text:p>15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23</text:p>
          </table:table-cell>
          <table:table-cell office:value-type="string">
            <text:p>匯款</text:p>
          </table:table-cell>
          <table:table-cell/>
          <table:table-cell office:value-type="float" office:value="5000">
            <text:p>500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8.29</text:p>
          </table:table-cell>
          <table:table-cell office:value-type="string">
            <text:p>匯款</text:p>
          </table:table-cell>
          <table:table-cell/>
          <table:table-cell office:value-type="float" office:value="5000">
            <text:p>500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8.30</text:p>
          </table:table-cell>
          <table:table-cell office:value-type="string">
            <text:p>送奶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30</text:p>
          </table:table-cell>
          <table:table-cell office:value-type="string">
            <text:p>泡沫箱</text:p>
          </table:table-cell>
          <table:table-cell office:value-type="float" office:value="22.5">
            <text:p>22.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8.31</text:p>
          </table:table-cell>
          <table:table-cell office:value-type="string">
            <text:p>玉米桿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合計</text:p>
          </table:table-cell>
          <table:table-cell/>
          <table:table-cell table:formula="of:=SUM([.C3:.C71])" office:value-type="float" office:value="25301.2">
            <text:p>25301.2</text:p>
          </table:table-cell>
          <table:table-cell table:formula="of:=SUM([.D3:.D71])" office:value-type="float" office:value="30841.5">
            <text:p>30841.5</text:p>
          </table:table-cell>
          <table:table-cell table:formula="of:=SUM([.E3:.E71])" office:value-type="float" office:value="2315.5">
            <text:p>2315.5</text:p>
          </table:table-cell>
          <table:table-cell table:style-name="ce3" table:formula="of:=[.D72]-[.C72]-[.E72]" office:value-type="float" office:value="3224.8">
            <text:p>3224.8</text:p>
          </table:table-cell>
        </table:table-row>
        <table:table-row table:style-name="ro2" table:number-rows-repeated="52">
          <table:table-cell table:style-name="ce1"/>
          <table:table-cell table:number-columns-repeated="5"/>
        </table:table-row>
        <table:table-row table:style-name="ro2" table:number-rows-repeated="6">
          <table:table-cell table:style-name="ce2"/>
          <table:table-cell table:number-columns-repeated="5"/>
        </table:table-row>
        <table:table-row table:style-name="ro2" table:number-rows-repeated="104844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00/00/00</text:date>, <text:time style:data-style-name="N2" text:time-value="0000-00-00T18:37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9-01T20:58:57</meta:creation-date>
    <dc:date>2014-09-02T19:14:26</dc:date>
    <dc:creator>root </dc:creator>
    <meta:editing-duration>PT13M55S</meta:editing-duration>
    <meta:editing-cycles>3</meta:editing-cycles>
    <meta:generator>LibreOffice/4.0.4.2$Linux_x86 LibreOffice_project/400m0$Build-2</meta:generator>
    <meta:document-statistic meta:table-count="1" meta:cell-count="237" meta:object-count="0"/>
  </office:meta>
</office:document-meta>
</file>